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FreeSans1" svg:font-family="FreeSans" style:font-family-generic="swiss"/>
    <style:font-face style:name="Anka/Coder" svg:font-family="Anka/Code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859cm"/>
    </style:style>
    <style:style style:name="Таблица1.D" style:family="table-column">
      <style:table-column-properties style:column-width="3.149cm"/>
    </style:style>
    <style:style style:name="Таблица1.E" style:family="table-column">
      <style:table-column-properties style:column-width="4.33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nka/Coder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style:font-name="Anka/Coder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Текстура при вращении</text:p>
            <text:p text:style-name="P2"/>
          </table:table-cell>
          <table:table-cell table:style-name="Таблица1.A1" office:value-type="string">
            <text:p text:style-name="P1">Много полигонов при вращении</text:p>
            <text:p text:style-name="P2"/>
          </table:table-cell>
          <table:table-cell table:style-name="Таблица1.A1" office:value-type="string">
            <text:p text:style-name="P1">Ручное прибавление вместо Translate </text:p>
            <text:p text:style-name="P2"/>
          </table:table-cell>
          <table:table-cell table:style-name="Таблица1.A1" office:value-type="string">
            <text:p text:style-name="P2">Рисование каждый раз вместо дисплейных списков</text:p>
          </table:table-cell>
          <table:table-cell table:style-name="Таблица1.E1" office:value-type="string">
            <text:p text:style-name="P2">Время на рисование одного фрейма в сек.</text:p>
          </table:table-cell>
        </table:table-row>
        <table:table-row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E2" office:value-type="string">
            <text:p text:style-name="P2">0,0123</text:p>
          </table:table-cell>
        </table:table-row>
        <table:table-row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+</text:p>
          </table:table-cell>
          <table:table-cell table:style-name="Таблица1.E2" office:value-type="string">
            <text:p text:style-name="P2">0,0101</text:p>
          </table:table-cell>
        </table:table-row>
        <table:table-row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2" office:value-type="string">
            <text:p text:style-name="P2">0,0039</text:p>
          </table:table-cell>
        </table:table-row>
        <table:table-row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2" office:value-type="string">
            <text:p text:style-name="P2">0,0033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2" office:value-type="string">
            <text:p text:style-name="P2">0,0030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2" office:value-type="string">
            <text:p text:style-name="P2">0,0028</text:p>
          </table:table-cell>
        </table:table-row>
        <table:table-row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E2" office:value-type="string">
            <text:p text:style-name="P2">0,0078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E2" office:value-type="string">
            <text:p text:style-name="P2">0,0095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E2" office:value-type="string">
            <text:p text:style-name="P2">0,007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/>
    <style:font-face style:name="FreeSans1" svg:font-family="FreeSans" style:font-family-generic="swiss"/>
    <style:font-face style:name="Anka/Coder" svg:font-family="Anka/Code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3:46:38</meta:creation-date>
    <dc:date>2012-06-04T13:53:28</dc:date>
    <meta:editing-duration>PT6M51S</meta:editing-duration>
    <meta:editing-cycles>2</meta:editing-cycles>
    <meta:generator>LibreOffice/3.4$Unix LibreOffice_project/340m1$Build-1206</meta:generator>
    <meta:document-statistic meta:table-count="1" meta:image-count="0" meta:object-count="0" meta:page-count="1" meta:paragraph-count="33" meta:word-count="52" meta:character-count="243" meta:non-whitespace-character-count="223"/>
  </office:meta>
</office:document-meta>
</file>